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line-height="200%" fo:text-align="justify" style:justify-single-word="false"/>
      <style:text-properties style:font-name="Tahoma" officeooo:rsid="001216d5" officeooo:paragraph-rsid="000133cc"/>
    </style:style>
    <style:style style:name="P2" style:family="paragraph" style:parent-style-name="Standard">
      <style:paragraph-properties fo:line-height="115%" fo:text-align="justify" style:justify-single-word="false"/>
      <style:text-properties style:font-name="Tahoma" officeooo:rsid="001216d5" officeooo:paragraph-rsid="000133cc"/>
    </style:style>
    <style:style style:name="P3" style:family="paragraph" style:parent-style-name="Standard">
      <style:paragraph-properties fo:text-align="justify" style:justify-single-word="false"/>
      <style:text-properties style:font-name="Tahoma" officeooo:rsid="001216d5" officeooo:paragraph-rsid="000133cc"/>
    </style:style>
    <style:style style:name="P4" style:family="paragraph" style:parent-style-name="Standard">
      <style:paragraph-properties fo:text-align="center" style:justify-single-word="false"/>
      <style:text-properties style:font-name="Tahoma" fo:font-size="14pt" fo:font-weight="bold" officeooo:rsid="001216d5" officeooo:paragraph-rsid="000133cc" style:font-size-asian="14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tab/><text:tab/><text:tab/><text:tab/><text:tab/><text:tab/>Adebowale house,</text:p>
      <text:p text:style-name="P2"><text:tab/><text:tab/><text:tab/><text:tab/><text:tab/><text:tab/><text:tab/><text:tab/><text:tab/><text:tab/>Mosafejo Area,</text:p>
      <text:p text:style-name="P2"><text:tab/><text:tab/><text:tab/><text:tab/><text:tab/><text:tab/><text:tab/><text:tab/><text:tab/><text:tab/>Behind High Court,</text:p>
      <text:p text:style-name="P2"><text:tab/><text:tab/><text:tab/><text:tab/><text:tab/><text:tab/><text:tab/><text:tab/><text:tab/><text:tab/>Ilaro,</text:p>
      <text:p text:style-name="P2"><text:tab/><text:tab/><text:tab/><text:tab/><text:tab/><text:tab/><text:tab/><text:tab/><text:tab/><text:tab/>Ogun State.</text:p>
      <text:p text:style-name="P2"><text:tab/><text:tab/><text:tab/><text:tab/><text:tab/><text:tab/><text:tab/><text:tab/><text:tab/><text:tab/>30<text:span text:style-name="T1">th</text:span> January, 2023.</text:p>
      <text:p text:style-name="P2">To:</text:p>
      <text:p text:style-name="P2">Deputy Registrar Academics,</text:p>
      <text:p text:style-name="P2">Federal Polytechnic Ilaro,</text:p>
      <text:p text:style-name="P2">Ogun State.</text:p>
      <text:p text:style-name="P3"/>
      <text:p text:style-name="P3"><text:span text:style-name="T2">Dear Sir</text:span>,</text:p>
      <text:p text:style-name="P3"/>
      <text:p text:style-name="P4">CORRECTION OF DATA</text:p>
      <text:p text:style-name="P1"><text:tab/>I, Adebowale Sinmiloluwa David, with the application number FPI/HND/2023/00001479 hereby request for your assistance in correction of my NECO Examination Year which was wrongly inputted as 2017 instead of NECO (June/July 2019) attached are my receipt and NECO results for clarifications.</text:p>
      <text:p text:style-name="P1"/>
      <text:p text:style-name="P1">Thanks.</text:p>
      <text:p text:style-name="P1"/>
      <text:p text:style-name="P1">Adebowale Sinmiloluwa David.</text:p>
      <text:p text:style-name="P1">08107985676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9T05:32:59.356000000</meta:creation-date>
    <meta:print-date>2024-01-29T05:33:35.147000000</meta:print-date>
    <dc:date>2024-01-29T05:34:11.780000000</dc:date>
    <meta:editing-duration>PT1M12S</meta:editing-duration>
    <meta:editing-cycles>1</meta:editing-cycles>
    <meta:document-statistic meta:table-count="0" meta:image-count="0" meta:object-count="0" meta:page-count="1" meta:paragraph-count="16" meta:word-count="73" meta:character-count="572" meta:non-whitespace-character-count="454"/>
    <meta:generator>LibreOffice/7.6.4.1$Windows_X86_64 LibreOffice_project/e19e193f88cd6c0525a17fb7a176ed8e6a3e2aa1</meta:generator>
  </office:meta>
</office:document-meta>
</file>